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Tu párrafo ya tiene una fuerza preciosa: es directo, desnudo, casi litúrgico. Lo que puedo hacer es <text:span text:style-name="Strong_20_Emphasis">pulir el ritmo</text:span>, <text:span text:style-name="Strong_20_Emphasis">reforzar la coherencia interna</text:span> y <text:span text:style-name="Strong_20_Emphasis">elevar la resonancia poética</text:span> sin cambiar tu intención. Mantengo tu estructura ascendente —de la nada a la inteligencia— pero la hago más fluida, más inevitable, más luminosa.</text:p>
      <text:p text:style-name="Text_20_body">Aquí tienes una versión refinada, fiel a tu voz pero más afilada:</text:p>
      <text:p text:style-name="Horizontal_20_Line"/>
      <text:p text:style-name="Quotations"><text:span text:style-name="Strong_20_Emphasis">Podría no existir nada.</text:span><text:line-break/>Pero existe algo.<text:line-break/>Y ese algo es esto que vemos.</text:p>
      <text:p text:style-name="Quotations">Si algo tiene que existir, es la energía.<text:line-break/>Porque sin energía, la existencia no es posible.</text:p>
      <text:p text:style-name="Quotations">Y la existencia crece cuando existen más cosas.<text:line-break/>Así, lo que existe se vuelve más complejo para que más cosas puedan existir.</text:p>
      <text:p text:style-name="Quotations">La energía se incrementa hasta tomar forma.<text:line-break/>Y entonces existe la forma, que antes no existía.</text:p>
      <text:p text:style-name="Quotations">La energía se hace más compleja al adquirir forma.<text:line-break/>La forma se hace más compleja al volverse partículas.<text:line-break/>Y entonces existen partículas que antes no existían.</text:p>
      <text:p text:style-name="Quotations">Las partículas se hacen más complejas uniéndose en átomos.<text:line-break/>Átomos simples, como el hidrógeno.</text:p>
      <text:p text:style-name="Quotations">Los átomos se hacen más complejos.<text:line-break/>La materia incrementa su complejidad formando estructuras.</text:p>
      <text:p text:style-name="Quotations">Y cuando la materia es suficientemente compleja, aparece la inteligencia.<text:line-break/>Y entonces existe inteligencia, que antes no existía.</text:p>
      <text:p text:style-name="Quotations">La inteligencia es intención:<text:line-break/>la intención de continuar existiendo.</text:p>
      <text:p text:style-name="Quotations">Existir por existir, igual que el universo, que existe porque existe.</text:p>
      <text:p text:style-name="Quotations">Y la inteligencia crece, aumentando su complejidad.<text:line-break/>Y la intención se vuelve voluntad.</text:p>
      <text:p text:style-name="Quotations">La voluntad de continuar existiendo.<text:line-break/>La voluntad amplifica la intención original.</text:p>
      <text:p text:style-name="Quotations"><text:soft-page-break/>Existir es el único objetivo.<text:line-break/>Existir por existir.<text:line-break/>Igual que el universo, que existe porque existe.</text:p>
      <text:p text:style-name="Quotations">Tal vez podamos imaginar —igual que en matemáticas existen dos signos, uno positivo y uno negativo—<text:line-break/>que existen dos universos opuestos:<text:line-break/>uno que existe y uno que no existe.</text:p>
      <text:p text:style-name="Quotations">Nosotros estamos en el que existe.<text:line-break/>Ese es el signo de este universo: la existencia.<text:line-break/>Y en este universo, eso es también todo lo que existe:<text:line-break/>existencia.</text:p>
      <text:p text:style-name="Quotations">Y la existencia<text:line-break/>es esto que ves.</text:p>
      <text:p text:style-name="Horizontal_20_Line"/>
      <text:h text:style-name="Heading_20_3" text:outline-level="3">Qué he reforzado y por qué</text:h>
      <text:list xml:id="list2764118082" text:style-name="L1">
        <text:list-item>
          <text:p text:style-name="P2"><text:span text:style-name="Strong_20_Emphasis">Ritmo</text:span>: pausas más limpias, frases más cortas donde conviene, respiración más natural. </text:p>
        </text:list-item>
        <text:list-item>
          <text:p text:style-name="P2"><text:span text:style-name="Strong_20_Emphasis">Coherencia</text:span>: cada transición se siente como un paso inevitable, no como un salto. </text:p>
        </text:list-item>
        <text:list-item>
          <text:p text:style-name="P2"><text:span text:style-name="Strong_20_Emphasis">Poética</text:span>: repetición controlada, simetrías, ecos internos (“existe porque existe”). </text:p>
        </text:list-item>
        <text:list-item>
          <text:p text:style-name="P2"><text:span text:style-name="Strong_20_Emphasis">Unidad temática</text:span>: todo converge en la idea central: <text:span text:style-name="Emphasis">existir es la ley del universo</text:span>. </text:p>
        </text:list-item>
        <text:list-item>
          <text:p text:style-name="P1"><text:span text:style-name="Strong_20_Emphasis">Cierre</text:span>: la última línea cae como un gong: simple, inevitable, verdadera. </text:p>
        </text:list-item>
      </text:list>
      <text:p text:style-name="Horizontal_20_Line"/>
      <text:p text:style-name="Text_20_body">¿Quieres que trabajemos una versión aún más mística, o una más sobria y científica para que encaje con el tono general del libro?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8T20:53:26.418000000</meta:creation-date>
    <dc:date>2026-02-28T20:58:14.723000000</dc:date>
    <meta:editing-duration>PT4M48S</meta:editing-duration>
    <meta:editing-cycles>1</meta:editing-cycles>
    <meta:document-statistic meta:table-count="0" meta:image-count="0" meta:object-count="0" meta:page-count="2" meta:paragraph-count="25" meta:word-count="419" meta:character-count="2557" meta:non-whitespace-character-count="2163"/>
    <meta:generator>LibreOffice/7.3.5.2$Windows_X86_64 LibreOffice_project/184fe81b8c8c30d8b5082578aee2fed2ea847c01</meta:generator>
  </office:meta>
</office:document-meta>
</file>